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69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ro5" style:family="table-row">
      <style:table-row-properties style:row-height="1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shrink-to-fit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Images In The Test Gallery</text:p>
          </table:table-cell>
          <table:table-cell table:style-name="ce1" office:value-type="string" calcext:value-type="string">
            <text:p>Image Typ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athroo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athroo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itche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utdo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>
            <text:p>Test Case (TC)</text:p>
          </table:table-cell>
          <table:table-cell table:style-name="ce1"/>
          <table:table-cell table:style-name="ce5" office:value-type="string" calcext:value-type="string">
            <text:p>Rank 1</text:p>
          </table:table-cell>
          <table:table-cell table:style-name="ce5" office:value-type="string" calcext:value-type="string">
            <text:p>Rank 2</text:p>
          </table:table-cell>
          <table:table-cell table:style-name="ce1" office:value-type="string" calcext:value-type="string">
            <text:p>Rank 3</text:p>
          </table:table-cell>
          <table:table-cell table:style-name="ce1" office:value-type="string" calcext:value-type="string">
            <text:p>Rank 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ying to retrieve image A</text:p>
          </table:table-cell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ying to retrieve image B</text:p>
          </table:table-cell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ying to retrieve image C</text:p>
          </table:table-cell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ying to retrieve image D</text:p>
          </table:table-cell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all @ K = 1</text:p>
          </table:table-cell>
          <table:table-cell office:value-type="string" calcext:value-type="string">
            <text:p>Test Type = Fei Fei</text:p>
          </table:table-cell>
          <table:table-cell office:value-type="string" calcext:value-type="string">
            <text:p>2/4</text:p>
          </table:table-cell>
          <table:table-cell table:style-name="ce7" office:value-type="string" calcext:value-type="string">
            <text:p>Image A and C were the</text:p>
            <text:p> Best recommendations in</text:p>
            <text:p> Test cases 1 and 3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call @ K = 2</text:p>
          </table:table-cell>
          <table:table-cell office:value-type="string" calcext:value-type="string">
            <text:p>Test Type = Fei Fei</text:p>
          </table:table-cell>
          <table:table-cell office:value-type="string" calcext:value-type="string">
            <text:p>3/4</text:p>
          </table:table-cell>
          <table:table-cell table:style-name="ce7" office:value-type="string" calcext:value-type="string">
            <text:p>What has changed here? </text:p>
            <text:p>In test case 2, Image B was </text:p>
            <text:p>in the top 2. Hence, </text:p>
            <text:p>Considered a succes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ecall @ K = 1</text:p>
            <text:p/>
          </table:table-cell>
          <table:table-cell office:value-type="string" calcext:value-type="string">
            <text:p><text:span text:style-name="T1">Test Type = </text:span>Category Based</text:p>
          </table:table-cell>
          <table:table-cell office:value-type="string" calcext:value-type="string">
            <text:p>3/4</text:p>
          </table:table-cell>
          <table:table-cell table:style-name="ce7" office:value-type="string" calcext:value-type="string">
            <text:p>Notice that TC2 returns A </text:p>
            <text:p>Instead of B. Still, because the </text:p>
            <text:p>Gold image has the same category as image B (Bathroom)</text:p>
            <text:p>, this is counted as succes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call @ K = 2</text:p>
          </table:table-cell>
          <table:table-cell office:value-type="string" calcext:value-type="string">
            <text:p><text:span text:style-name="T1">Test Type = </text:span>Category Based</text:p>
          </table:table-cell>
          <table:table-cell office:value-type="string" calcext:value-type="string">
            <text:p>4/6</text:p>
          </table:table-cell>
          <table:table-cell table:style-name="ce8" office:value-type="string" calcext:value-type="string">
            <text:p>How do we arrive to this ‘weird denominator’? Notice that TC 3 and 4 only have 1 category for the gold recommendation. To penalize the retrieval of B in TC3 or C in TC4 would be unfair, as the system</text:p>
            <text:p> is forced to propose 2 items. So in TC3, we retrieved 1 out 1 possible relevant item.</text:p>
            <text:p>In TC4, we retrieved 0 of 1 possible relevant item.</text:p>
            <text:p>In TC1, we retrieved 1 of 2. In TC2, 2 out of 2.</text:p>
            <text:p/>
          </table:table-cell>
          <table:table-cell table:number-columns-repeated="2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3:50:50.87119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55" meta:object-count="0"/>
  </office:meta>
</office:document-meta>
</file>